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1.41cm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1.425cm"/>
    </style:style>
    <style:style style:name="gr3" style:family="graphic" style:parent-style-name="standard">
      <style:graphic-properties draw:textarea-horizontal-align="justify" draw:textarea-vertical-align="middle" draw:auto-grow-height="false" fo:min-height="7.15cm" fo:min-width="0.4cm"/>
    </style:style>
    <style:style style:name="gr4" style:family="graphic" style:parent-style-name="standard">
      <style:graphic-properties draw:textarea-horizontal-align="justify" draw:textarea-vertical-align="middle" draw:auto-grow-height="false" fo:min-height="2.875cm" fo:min-width="5.801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35cm" fo:min-width="3.3cm"/>
    </style:style>
    <style:style style:name="gr6" style:family="graphic" style:parent-style-name="standard">
      <style:graphic-properties draw:textarea-horizontal-align="justify" draw:textarea-vertical-align="middle" draw:auto-grow-height="false" fo:min-height="0.6cm" fo:min-width="1.42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draw:fill="none" fo:min-height="2.468cm"/>
    </style:style>
    <style:style style:name="gr11" style:family="graphic" style:parent-style-name="standard">
      <style:graphic-properties draw:textarea-horizontal-align="justify" draw:textarea-vertical-align="middle" draw:auto-grow-height="false" fo:min-height="0.55cm" fo:min-width="1.951cm"/>
    </style:style>
    <style:style style:name="gr12" style:family="graphic" style:parent-style-name="standard">
      <style:graphic-properties draw:textarea-horizontal-align="justify" draw:textarea-vertical-align="middle" draw:auto-grow-height="false" fo:min-height="1.35cm" fo:min-width="2.098cm"/>
    </style:style>
    <style:style style:name="gr13" style:family="graphic" style:parent-style-name="standard">
      <style:graphic-properties draw:textarea-horizontal-align="justify" draw:textarea-vertical-align="middle" draw:auto-grow-height="false" fo:min-height="3.651cm" fo:min-width="3.5cm"/>
    </style:style>
    <style:style style:name="gr14" style:family="graphic" style:parent-style-name="standard">
      <style:graphic-properties draw:textarea-horizontal-align="justify" draw:textarea-vertical-align="middle" draw:auto-grow-height="false" fo:min-height="2.625cm" fo:min-width="5.801cm"/>
    </style:style>
    <style:style style:name="gr15" style:family="graphic" style:parent-style-name="standard">
      <style:graphic-properties draw:textarea-horizontal-align="justify" draw:textarea-vertical-align="middle" draw:auto-grow-height="false" fo:min-height="0.5cm" fo:min-width="1.744cm"/>
    </style:style>
    <style:style style:name="gr16" style:family="graphic" style:parent-style-name="standard">
      <style:graphic-properties draw:textarea-horizontal-align="justify" draw:textarea-vertical-align="middle" draw:auto-grow-height="false" fo:min-height="7.476cm" fo:min-width="0.324cm"/>
    </style:style>
    <style:style style:name="co1" style:family="table-column">
      <style:table-column-properties style:column-width="5.059cm" style:use-optimal-column-width="false"/>
    </style:style>
    <style:style style:name="co2" style:family="table-column">
      <style:table-column-properties style:column-width="4.418cm" style:use-optimal-column-width="false"/>
    </style:style>
    <style:style style:name="co3" style:family="table-column">
      <style:table-column-properties style:column-width="1.953cm" style:use-optimal-column-width="false"/>
    </style:style>
    <style:style style:name="co4" style:family="table-column">
      <style:table-column-properties style:column-width="4.667cm" style:use-optimal-column-width="false"/>
    </style:style>
    <style:style style:name="ro1" style:family="table-row">
      <style:table-row-properties style:row-height="0.83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09cm"/>
    </style:style>
    <style:style style:name="ro5" style:family="table-row">
      <style:table-row-properties style:row-height="0.938cm"/>
    </style:style>
    <style:style style:name="ro6" style:family="table-row">
      <style:table-row-properties style:row-height="0.963cm"/>
    </style:style>
    <style:style style:name="ro7" style:family="table-row">
      <style:table-row-properties style:row-height="0.982cm"/>
    </style:style>
    <style:style style:name="ro8" style:family="table-row">
      <style:table-row-properties style:row-height="0.979cm"/>
    </style:style>
    <style:style style:name="ce1" style:family="table-cell"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" fo:font-size="18pt" style:font-size-asian="18pt" style:font-size-complex="18pt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style:paragraph-properties style:text-autospace="none"/>
    </style:style>
    <style:style style:name="P8" style:family="paragraph">
      <loext:graphic-properties draw:fill="none"/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9" style:family="paragraph">
      <style:paragraph-properties fo:text-align="center"/>
      <style:text-properties style:font-name="DejaVu Sans" fo:font-size="38pt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style:font-name="DejaVu Sans" fo:font-size="18pt" style:font-size-asian="18pt" style:font-size-complex="18pt"/>
    </style:style>
    <style:style style:name="T2" style:family="text">
      <style:text-properties fo:font-weight="bold"/>
    </style:style>
    <style:style style:name="T3" style:family="text">
      <style:text-properties fo:color="#7f0055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4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5" style:family="text">
      <style:text-properties fo:color="#2a00ff" style:font-name="Monospace1" fo:font-size="10pt" style:font-name-asian="Monospace1" style:font-size-asian="10pt" style:font-name-complex="Monospace1" style:font-size-complex="10pt"/>
    </style:style>
    <style:style style:name="T6" style:family="text">
      <style:text-properties fo:color="#0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7" style:family="text">
      <style:text-properties fo:color="#64288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8" style:family="text">
      <style:text-properties style:font-name="DejaVu Sans" fo:font-size="38pt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cm" svg:height="2.5cm" svg:x="3.9cm" svg:y="3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2cm" svg:height="1.6cm" svg:x="8.1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199cm" svg:height="7.699cm" svg:x="15.101cm" svg:y="11.101cm">
          <text:p text:style-name="P1"><text:span text:style-name="T1">A</text:span></text:p>
          <text:p text:style-name="P1"><text:span text:style-name="T1">S</text:span></text:p>
          <text:p text:style-name="P1"><text:span text:style-name="T1">S</text:span></text:p>
          <text:p text:style-name="P1"><text:span text:style-name="T1">E</text:span></text:p>
          <text:p text:style-name="P1"><text:span text:style-name="T1">M</text:span></text:p>
          <text:p text:style-name="P1"><text:span text:style-name="T1">B</text:span></text:p>
          <text:p text:style-name="P1"><text:span text:style-name="T1">L</text:span></text:p>
          <text:p text:style-name="P1"><text:span text:style-name="T1">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6.3cm" svg:height="5cm" svg:x="11cm" svg:y="2.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draw:layer="layout" svg:width="3.8cm" svg:height="1.6cm" svg:x="12.2cm" svg:y="5.9cm">
          <text:p text:style-name="P1">program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cm" svg:height="1.7cm" draw:transform="rotate (-1.5707963267949) translate (15cm 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5.058cm" svg:height="7.607cm" svg:x="10.041cm" svg:y="11.076cm">
          <table:table table:template-name="sun">
            <table:table-column table:style-name="co1"/>
            <table:table-row table:style-name="ro1">
              <table:table-cell table:style-name="ce1">
                <text:p text:style-name="P4">movl $4, %eax</text:p>
              </table:table-cell>
            </table:table-row>
            <table:table-row table:style-name="ro2">
              <table:table-cell table:style-name="ce1">
                <text:p text:style-name="P4">movl $1, %ebx</text:p>
              </table:table-cell>
            </table:table-row>
            <table:table-row table:style-name="ro2">
              <table:table-cell table:style-name="ce1">
                <text:p text:style-name="P4">movl $hello, %ecx</text:p>
              </table:table-cell>
            </table:table-row>
            <table:table-row table:style-name="ro2">
              <table:table-cell table:style-name="ce1">
                <text:p text:style-name="P4">movl $13, %edx</text:p>
              </table:table-cell>
            </table:table-row>
            <table:table-row table:style-name="ro2">
              <table:table-cell table:style-name="ce1">
                <text:p text:style-name="P4">int $0x80 </text:p>
              </table:table-cell>
            </table:table-row>
            <table:table-row table:style-name="ro2">
              <table:table-cell table:style-name="ce1">
                <text:p text:style-name="P4">movl $1, %eax</text:p>
              </table:table-cell>
            </table:table-row>
            <table:table-row table:style-name="ro2">
              <table:table-cell table:style-name="ce1">
                <text:p text:style-name="P4">movl $0, %ebx</text:p>
              </table:table-cell>
            </table:table-row>
            <table:table-row table:style-name="ro3">
              <table:table-cell table:style-name="ce1">
                <text:p text:style-name="P4">int $0x80 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5" draw:layer="layout" svg:width="1.3cm" svg:height="1.1cm" svg:x="8.5cm" svg:y="4.3cm">
          <draw:text-box>
            <text:p>(1)</text:p>
          </draw:text-box>
        </draw:frame>
        <draw:frame draw:style-name="gr7" draw:text-style-name="P5" draw:layer="layout" svg:width="1.3cm" svg:height="1.1cm" svg:x="13.568cm" svg:y="8.514cm">
          <draw:text-box>
            <text:p>(2)</text:p>
          </draw:text-box>
        </draw:frame>
        <draw:frame draw:style-name="gr8" draw:text-style-name="P6" draw:layer="layout" svg:width="2.3cm" svg:height="0.962cm" svg:x="13.2cm" svg:y="2.9cm">
          <draw:text-box>
            <text:p><text:span text:style-name="T2">DISK</text:span></text:p>
          </draw:text-box>
        </draw:frame>
        <draw:frame draw:style-name="gr8" draw:text-style-name="P6" draw:layer="layout" svg:width="2.3cm" svg:height="0.962cm" svg:x="22.3cm" svg:y="7.8cm">
          <draw:text-box>
            <text:p><text:span text:style-name="T2">RAM</text:span></text:p>
          </draw:text-box>
        </draw:frame>
        <draw:frame draw:style-name="gr9" draw:text-style-name="P6" draw:layer="layout" svg:width="5.5cm" svg:height="1cm" svg:x="2.9cm" svg:y="3cm">
          <draw:text-box>
            <text:p><text:span text:style-name="T2">C-programmer</text:span></text:p>
          </draw:text-box>
        </draw:frame>
        <draw:frame draw:style-name="gr7" draw:text-style-name="P5" draw:layer="layout" svg:width="1.3cm" svg:height="1.1cm" svg:x="11cm" svg:y="6.2cm">
          <draw:text-box>
            <text:p>(0)</text:p>
          </draw:text-box>
        </draw:frame>
        <draw:custom-shape draw:style-name="gr5" draw:text-style-name="P3" draw:layer="layout" svg:width="3.8cm" svg:height="1.6cm" svg:x="12.2cm" svg:y="4.2cm">
          <text:p text:style-name="P1">source</text:p>
          <draw:enhanced-geometry svg:viewBox="0 0 21600 21600" draw:type="rectangle" draw:enhanced-path="M 0 0 L 21600 0 21600 21600 0 21600 0 0 Z N"/>
        </draw:custom-shape>
        <draw:frame draw:style-name="standard" draw:layer="layout" svg:width="4.417cm" svg:height="7.499cm" svg:x="16.35cm" svg:y="11.2cm">
          <table:table table:template-name="sun">
            <table:table-column table:style-name="co2"/>
            <table:table-row table:style-name="ro4">
              <table:table-cell table:style-name="ce1">
                <text:p text:style-name="P4">b8 04 00 00 00</text:p>
              </table:table-cell>
            </table:table-row>
            <table:table-row table:style-name="ro5">
              <table:table-cell table:style-name="ce1">
                <text:p text:style-name="P4">bb 01 00 00 00</text:p>
              </table:table-cell>
            </table:table-row>
            <table:table-row table:style-name="ro5">
              <table:table-cell table:style-name="ce1">
                <text:p text:style-name="P4">b9 00 00 00 00</text:p>
              </table:table-cell>
            </table:table-row>
            <table:table-row table:style-name="ro5">
              <table:table-cell table:style-name="ce1">
                <text:p text:style-name="P4">ba 0d 00 00 00</text:p>
              </table:table-cell>
            </table:table-row>
            <table:table-row table:style-name="ro5">
              <table:table-cell table:style-name="ce1">
                <text:p text:style-name="P4">cd 80 <text:s/></text:p>
              </table:table-cell>
            </table:table-row>
            <table:table-row table:style-name="ro5">
              <table:table-cell table:style-name="ce1">
                <text:p text:style-name="P4">b8 01 00 00 00</text:p>
              </table:table-cell>
            </table:table-row>
            <table:table-row table:style-name="ro5">
              <table:table-cell table:style-name="ce1">
                <text:p text:style-name="P4">bb 00 00 00 00</text:p>
              </table:table-cell>
            </table:table-row>
            <table:table-row table:style-name="ro6">
              <table:table-cell table:style-name="ce1">
                <text:p text:style-name="P4">cd 80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2" draw:layer="layout" svg:width="1.199cm" svg:height="7.699cm" svg:x="9.001cm" svg:y="11.101cm">
          <text:p text:style-name="P1"><text:span text:style-name="T1">C</text:span></text:p>
          <text:p text:style-name="P1"><text:span text:style-name="T1">O</text:span></text:p>
          <text:p text:style-name="P1"><text:span text:style-name="T1">M</text:span></text:p>
          <text:p text:style-name="P1"><text:span text:style-name="T1">P</text:span></text:p>
          <text:p text:style-name="P1"><text:span text:style-name="T1">I</text:span></text:p>
          <text:p text:style-name="P1"><text:span text:style-name="T1">L</text:span></text:p>
          <text:p text:style-name="P1"><text:span text:style-name="T1">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0" draw:text-style-name="P8" draw:layer="layout" svg:width="6.006cm" svg:height="2.718cm" svg:x="3.194cm" svg:y="13.982cm">
          <draw:text-box>
            <text:p text:style-name="P7"><text:span text:style-name="T3">#include</text:span><text:span text:style-name="T4"> </text:span><text:span text:style-name="T5">&lt;stdio.h&gt;</text:span></text:p>
            <text:p text:style-name="P7"><text:span text:style-name="T3">int</text:span><text:span text:style-name="T4"> </text:span><text:span text:style-name="T6">main</text:span><text:span text:style-name="T4"> ()</text:span></text:p>
            <text:p text:style-name="P7"><text:span text:style-name="T4">{</text:span></text:p>
            <text:p text:style-name="P7"><text:span text:style-name="T4"><text:s text:c="4"/></text:span><text:span text:style-name="T7">printf</text:span><text:span text:style-name="T4">(</text:span><text:span text:style-name="T5">"Hello World"</text:span><text:span text:style-name="T4">);</text:span></text:p>
            <text:p text:style-name="P7"><text:span text:style-name="T4"><text:s text:c="4"/></text:span><text:span text:style-name="T3">return</text:span><text:span text:style-name="T4"> 0;</text:span></text:p>
            <text:p text:style-name="P7"><text:span text:style-name="T4">}</text:span></text:p>
          </draw:text-box>
        </draw:frame>
        <draw:custom-shape draw:style-name="gr3" draw:text-style-name="P2" draw:layer="layout" svg:width="1.199cm" svg:height="7.699cm" svg:x="2.101cm" svg:y="11.101cm">
          <text:p text:style-name="P1"><text:span text:style-name="T1">W</text:span></text:p>
          <text:p text:style-name="P1"><text:span text:style-name="T1">R</text:span></text:p>
          <text:p text:style-name="P1"><text:span text:style-name="T1">I</text:span></text:p>
          <text:p text:style-name="P1"><text:span text:style-name="T1">T</text:span></text:p>
          <text:p text:style-name="P1"><text:span text:style-name="T1">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2.7cm" svg:height="2.5cm" svg:x="4.3cm" svg:y="12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2cm" svg:height="1.6cm" svg:x="7.5cm" svg:y="1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2.801cm" svg:height="1.6cm" svg:x="16.1cm" svg:y="10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2.598cm" svg:height="1.6cm" svg:x="15.902cm" svg:y="13.50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5.3cm" svg:height="5.2cm" svg:x="10.101cm" svg:y="10.401cm">
          <text:p text:style-name="P1"><text:span text:style-name="T8">O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1" draw:layer="layout" svg:width="6.3cm" svg:height="4.6cm" svg:x="9.9cm" svg:y="3.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draw:layer="layout" svg:width="3.8cm" svg:height="1.6cm" svg:x="11.1cm" svg:y="5.1cm">
          <text:p text:style-name="P1">program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cm" svg:height="1.7cm" draw:transform="rotate (-1.5707963267949) translate (13.9cm 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6.619cm" svg:height="7.852cm" svg:x="20.68cm" svg:y="8.7cm">
          <table:table table:template-name="sun">
            <table:table-column table:style-name="co3"/>
            <table:table-column table:style-name="co4"/>
            <table:table-row table:style-name="ro7" table:default-cell-style-name="sun1">
              <table:table-cell>
                <text:p>0x1</text:p>
              </table:table-cell>
              <table:table-cell/>
            </table:table-row>
            <table:table-row table:style-name="ro7" table:default-cell-style-name="sun1">
              <table:table-cell>
                <text:p>0x2</text:p>
              </table:table-cell>
              <table:table-cell/>
            </table:table-row>
            <table:table-row table:style-name="ro7" table:default-cell-style-name="sun1">
              <table:table-cell>
                <text:p>0x3</text:p>
              </table:table-cell>
              <table:table-cell/>
            </table:table-row>
            <table:table-row table:style-name="ro7" table:default-cell-style-name="sun1">
              <table:table-cell>
                <text:p>0x4</text:p>
              </table:table-cell>
              <table:table-cell/>
            </table:table-row>
            <table:table-row table:style-name="ro7" table:default-cell-style-name="sun1">
              <table:table-cell>
                <text:p>0x5</text:p>
              </table:table-cell>
              <table:table-cell/>
            </table:table-row>
            <table:table-row table:style-name="ro7" table:default-cell-style-name="sun1">
              <table:table-cell>
                <text:p>0x6</text:p>
              </table:table-cell>
              <table:table-cell/>
            </table:table-row>
            <table:table-row table:style-name="ro7" table:default-cell-style-name="sun1">
              <table:table-cell>
                <text:p>...</text:p>
              </table:table-cell>
              <table:table-cell/>
            </table:table-row>
            <table:table-row table:style-name="ro8" table:default-cell-style-name="sun1">
              <table:table-cell>
                <text:p>0xn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gr7" draw:text-style-name="P5" draw:layer="layout" svg:width="1.3cm" svg:height="1.1cm" svg:x="7.7cm" svg:y="12.8cm">
          <draw:text-box>
            <text:p>(1)</text:p>
          </draw:text-box>
        </draw:frame>
        <draw:frame draw:style-name="gr7" draw:text-style-name="P5" draw:layer="layout" svg:width="1.3cm" svg:height="1.1cm" svg:x="12.468cm" svg:y="8.514cm">
          <draw:text-box>
            <text:p>(2)</text:p>
          </draw:text-box>
        </draw:frame>
        <draw:frame draw:style-name="gr7" draw:text-style-name="P5" draw:layer="layout" svg:width="1.3cm" svg:height="1.1cm" svg:x="16.668cm" svg:y="10.414cm">
          <draw:text-box>
            <text:p>(3)</text:p>
          </draw:text-box>
        </draw:frame>
        <draw:frame draw:style-name="gr7" draw:text-style-name="P5" draw:layer="layout" svg:width="1.3cm" svg:height="1.1cm" svg:x="16.768cm" svg:y="13.814cm">
          <draw:text-box>
            <text:p>(5)</text:p>
          </draw:text-box>
        </draw:frame>
        <draw:frame draw:style-name="gr8" draw:text-style-name="P6" draw:layer="layout" svg:width="2.3cm" svg:height="0.962cm" svg:x="12.1cm" svg:y="3.2cm">
          <draw:text-box>
            <text:p><text:span text:style-name="T2">DISK</text:span></text:p>
          </draw:text-box>
        </draw:frame>
        <draw:frame draw:style-name="gr8" draw:text-style-name="P6" draw:layer="layout" svg:width="2.3cm" svg:height="0.962cm" svg:x="21.2cm" svg:y="7.8cm">
          <draw:text-box>
            <text:p><text:span text:style-name="T2">RAM</text:span></text:p>
          </draw:text-box>
        </draw:frame>
        <draw:frame draw:style-name="gr8" draw:text-style-name="P6" draw:layer="layout" svg:width="2.3cm" svg:height="0.962cm" svg:x="4.6cm" svg:y="11.1cm">
          <draw:text-box>
            <text:p><text:span text:style-name="T2">USER</text:span></text:p>
          </draw:text-box>
        </draw:frame>
        <draw:custom-shape draw:style-name="gr15" draw:text-style-name="P1" draw:layer="layout" svg:width="2.8cm" svg:height="1.5cm" svg:x="15.9cm" svg:y="11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5" draw:layer="layout" svg:width="1.3cm" svg:height="1.1cm" svg:x="16.768cm" svg:y="12.014cm">
          <draw:text-box>
            <text:p>(4)</text:p>
          </draw:text-box>
        </draw:frame>
        <draw:custom-shape draw:style-name="gr16" draw:text-style-name="P10" draw:layer="layout" svg:width="1.098cm" svg:height="8cm" svg:x="19.8cm" svg:y="8.5cm">
          <text:p text:style-name="P1"><text:span text:style-name="T9">P</text:span></text:p>
          <text:p text:style-name="P1"><text:span text:style-name="T9">R</text:span></text:p>
          <text:p text:style-name="P1"><text:span text:style-name="T9">O</text:span></text:p>
          <text:p text:style-name="P1"><text:span text:style-name="T9">C</text:span></text:p>
          <text:p text:style-name="P1"><text:span text:style-name="T9">E</text:span></text:p>
          <text:p text:style-name="P1"><text:span text:style-name="T9">S</text:span></text:p>
          <text:p text:style-name="P1"><text:span text:style-name="T9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5" draw:layer="layout" svg:width="1.3cm" svg:height="1.1cm" svg:x="9.9cm" svg:y="5.4cm">
          <draw:text-box>
            <text:p>(0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6T08:39:07.945995912</meta:creation-date>
    <dc:date>2018-02-04T00:42:20.996632771</dc:date>
    <meta:editing-duration>P4DT13H19M24S</meta:editing-duration>
    <meta:editing-cycles>9</meta:editing-cycles>
    <meta:generator>LibreOffice/5.1.6.2$Linux_X86_64 LibreOffice_project/10m0$Build-2</meta:generator>
    <meta:document-statistic meta:object-count="38"/>
  </office:meta>
</office:document-meta>
</file>